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2931in" style:rel-column-width="12238*"/>
    </style:style>
    <style:style style:name="Table1.B" style:family="table-column">
      <style:table-column-properties style:column-width="3.3229in" style:rel-column-width="31445*"/>
    </style:style>
    <style:style style:name="Table1.C" style:family="table-column">
      <style:table-column-properties style:column-width="2.309in" style:rel-column-width="21852*"/>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fo:keep-with-next="always"/>
    </style:style>
    <style:style style:name="Table2.A" style:family="table-column">
      <style:table-column-properties style:column-width="1.5in"/>
    </style:style>
    <style:style style:name="Table2.B" style:family="table-column">
      <style:table-column-properties style:column-width="2.0625in"/>
    </style:style>
    <style:style style:name="Table2.C" style:family="table-column">
      <style:table-column-properties style:column-width="3.364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Standard" style:list-style-name="L2"/>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to the C Runtime Library </text:p>
      <text:p text:style-name="Standard"/>
      <text:p text:style-name="Standard">One of the original motivations for creating FreeBasic was to provide an easy-to use wrapper for the C Runtime Library according to Andre Victor, the language creator. FreeBasic is as advanced as it is today because many of the functions are wrappers for the run time functions, which simplified the creation of the language. </text:p>
      <text:p text:style-name="Standard"/>
      <text:p text:style-name="Standard">Since FreeBasic uses the C run time library, you can use it as well in your programs, and there are a number of very useful conversion functions available. The function definitions are contained in the header file crt.bi, and you gain access to those functions by using the #Include directive. </text:p>
      <text:p text:style-name="Standard"/>
      <text:p text:style-name="Standard">Caution Not all the functions listed in the various bi files in the crt folder have been implemented in FreeBasic. If you get an error similar to the following[path/filename].o:fake:(.text+0x16c): undefined reference to `rint', where path/filename is your program's path and filename, then the function you are trying to use is not supported. <text:s/>This is a linker error and indicates that the linker was not able to find the referenced <text:s/>function. There are also a number of functions and structures that will only work in Windows and some that are GNU Extensions and will only work on Linux. </text:p>
      <text:p text:style-name="Standard"/>
      <text:p text:style-name="Standard">The #Include Directive </text:p>
      <text:p text:style-name="Standard"/>
      <text:p text:style-name="Standard">The syntax for the #Include directive is <text:s/>#Include [Once] “filename.ext”. </text:p>
      <text:p text:style-name="Standard"/>
      <text:p text:style-name="Standard">Remember that a compiler directive instructs the compiler to do something, and in his case, it instructs the compiler to include the file “filename.ext” when compiling. When the compiler reads this directive, it stops reading the current file and starts reading the included file. If the included file also has an #Include directive, then that file is read in as well. You can have up to 16 nested includes per program. To use the run time conversion functions in your own program you would add #Include Once “crt.bi” at the top of your program. </text:p>
      <text:p text:style-name="Standard"/>
      <text:p text:style-name="Standard">The file extension bi stands for “basic include” and is usually declaration statements and/or subroutines and functions. The crt.bi file is located in the inc folder of your FreeBasic installation. If a bi file is not located in the folder where the program is being compiled, the compiler will look in the inc folder for the file. If it can’t find the file, it will issue an error. You can also include a path with the filename if you keep your include files in a common folder besides the inc folder. </text:p>
      <text:p text:style-name="Standard"/>
      <text:p text:style-name="Standard">If you look at the contents of crt.bi you see that the file simply includes other files and references the library that contains the actual function code. </text:p>
      <text:p text:style-name="Standard"/>
      <text:p text:style-name="Standard">#ifndef __CRT_BI__ </text:p>
      <text:p text:style-name="Standard">#define __CRT_BI__ </text:p>
      <text:p text:style-name="Standard">#ifdef __FB_WIN32__ </text:p>
      <text:p text:style-name="Standard">#inclib "msvcrt" </text:p>
      <text:p text:style-name="Standard">#endif </text:p>
      <text:p text:style-name="Standard"><text:s/></text:p>
      <text:p text:style-name="Standard"><text:soft-page-break/>#include once "crt/string.bi" </text:p>
      <text:p text:style-name="Standard">#include once "crt/math.bi" </text:p>
      <text:p text:style-name="Standard">#include once "crt/time.bi" </text:p>
      <text:p text:style-name="Standard">#include once "crt/wchar.bi" </text:p>
      <text:p text:style-name="Standard">#include once "crt/stdlib.bi" </text:p>
      <text:p text:style-name="Standard">#include once "crt/stdio.bi" </text:p>
      <text:p text:style-name="Standard">#include once "crt/io.bi" </text:p>
      <text:p text:style-name="Standard">#include once "crt/errno.bi" </text:p>
      <text:p text:style-name="Standard"/>
      <text:p text:style-name="Standard">#endif ' __CRT_BI__ </text:p>
      <text:p text:style-name="Standard"/>
      <text:p text:style-name="Standard"/>
      <text:p text:style-name="Standard">Listing 4.1: crt.bi </text:p>
      <text:p text:style-name="Standard"/>
      <text:p text:style-name="Standard"><text:tab/>Analysis: Crt.bi contains a number of compiler directives, the statements that start with the # character to control the compilation process. In line the directive #ifndef means “if not defined”. If the symbol __CRT_BI__ has not already been defined, then line2 will define the symbol. The #ifdef directive in line 4 means “if defined”. If the compiler is running on a Win32 machine, the symbol __FB_WIN32__ will be defined which will include the library "msvcrt" on line 5 with the #inclib directive which means “include library”. The #endif on line 6 closes the opening #ifdef on line 4. Under Windows,</text:p>
      <text:p text:style-name="Standard">FreeBasic uses the Microsoft Runtime which is contained in the dynamic link library (DLL)</text:p>
      <text:p text:style-name="Standard">msvcrt.dll. </text:p>
      <text:p text:style-name="Standard"/>
      <text:p text:style-name="Standard">Line 8 through 15 include each of the individual declaration files that make up the C run time library. The “#include once” directive ensures that the individual include files are only added once, even if another module includes them. The #endif on line 17 <text:s/>is used to close the #ifndef on line 1. </text:p>
      <text:p text:style-name="Standard"/>
      <text:p text:style-name="Standard">Notice that the #Include directive use the Once modifier which tells the compiler that this file should only be loaded once, even if a subsequent file uses the same#Include. This is to prevent duplicate definition errors. It is always good practice to use the Once modifier in your own includes. </text:p>
      <text:p text:style-name="Standard"/>
      <text:p text:style-name="Standard">Notice that the different files being included are located in the inc/crt folder. This is an example of setting the path for the #Include if they should be in a different folder. Many of the third-party library bi files are in their own sub folders, just to keep things a bit more organized. The conversion functions we will be examining in this chapter are contained the file crt/math.bi. </text:p>
      <text:p text:style-name="Standard"/>
      <text:p text:style-name="Standard">The #Inclib directive above the include list tells the compiler what library contains the functions. Library files are compiled subroutines, functions and symbols that define the functionality of the library. Lib files located in the lib folder of your FreeBasic installation.</text:p>
      <text:p text:style-name="Standard">They are usually named filename.a for static libraries and filename.dll.a for dynamic link libraries. If you look in the lib folder you will also see some filename.o files. These are object files. Object files contain pre-parsed code that can be linked to an executable file or to a library file. </text:p>
      <text:p text:style-name="Standard"/>
      <text:p text:style-name="Standard"><text:soft-page-break/>Caution If you open one of the bi files in the inc folder, which you may need to do from time to time to see what parameters a function requires or to see the return type of a function, be sure not to change anything in the file. You should always open the files in read-only mode if your editor provides that functionality. </text:p>
      <text:p text:style-name="Standard"/>
      <text:p text:style-name="Standard">The Declaration Statement </text:p>
      <text:p text:style-name="Standard"/>
      <text:p text:style-name="Standard">If you look at math.bi you will see a number of Declaration statements. A declaration statement is a function prototype that tells the compiler that there is a function definition somewhere in the program code, or in a library or an external dll. This forward reference is used so that the compiler won’t complain if the function or sub is called before it finds the actual code for the function. Once you understand how to interpret a declaration statement, you will be able to use any function in the run time library. </text:p>
      <text:p text:style-name="Standard"/>
      <text:p text:style-name="Standard">To understand the components of a declaration statement, here is the declaration statement for the ceil function in math.bi. The ceil function rounds a decimal value up to the nearest integer. That is, 1.5 would become 2. </text:p>
      <text:p text:style-name="Standard"/>
      <text:p text:style-name="Standard">Declare function ceil cdecl Alias "ceil" (byval as double) as double </text:p>
      <text:p text:style-name="Standard"/>
      <text:p text:style-name="Standard"/>
      <text:p text:style-name="Standard">You can break this declare down into the following functional sections. </text:p>
      <text:p text:style-name="Standard"/>
      <text:list xml:id="list1516608516" text:style-name="L1">
        <text:list-item>
          <text:p text:style-name="P2"><text:span text:style-name="T1">Declare:</text:span> This is the keyword for a declare statement. </text:p>
        </text:list-item>
        <text:list-item>
          <text:p text:style-name="P2"><text:span text:style-name="T1">Function:</text:span> This can either be Function, to indicate that this procedure returns a value, or Sub, which indicates that the procedure does not return a value. </text:p>
        </text:list-item>
        <text:list-item>
          <text:p text:style-name="P2"><text:span text:style-name="T1">Ceil:</text:span> This is the name of the function and the name that you would use in your code. Do not use the name after Alias. </text:p>
        </text:list-item>
        <text:list-item>
          <text:p text:style-name="P2"><text:span text:style-name="T1">Cdecl:</text:span> This is the function's method of passing arguments. <text:s/>When calling an external function, parameters must be pushed on the stack in the correct order so that the function can pop the parameters off the stack correctly. Cdecl stands for C Declare, and passes the arguments from right to left using the C convention of parameter passing. The Pascal calling convention pushes arguments from left to right and is used when calling functions created in the Pascal language. The Std call calling convention pushes arguments from right to left and is used in Basic libraries and Windows API. </text:p>
        </text:list-item>
        <text:list-item>
          <text:p text:style-name="P2"><text:span text:style-name="T1">Alias:</text:span> This is an alternate name that is used by the linker when your code is linked to other languages. You use an alias in case there is a function in the target language that has the same name as your function. </text:p>
        </text:list-item>
        <text:list-item>
          <text:p text:style-name="P2"><text:span text:style-name="T1">():</text:span> The values inside the parenthesis are the parameters that the function or sub expects. Ceil expects one parameter, a double-type value. If the function expects multiple parameters, then commas will separate them. A parameter can be any of the FreeBasic data types or a composite type. Many of the run time functions require pointers to other data types or data structures. </text:p>
        </text:list-item>
        <text:list-item>
          <text:p text:style-name="P2"><text:span text:style-name="T1">ByVal:</text:span> The byval (by value) keyword indicates that the value being passed to the function is a copy of the data, and not the actual data itself. This is to prevent accidentally changing the <text:soft-page-break/>actual data within a function. You can also use ByRef(by reference) which passes the address of the data to the function, and any changes in the parameter are reflected in the actual data. ByVal is the default behavior in current versions of the compiler. </text:p>
        </text:list-item>
        <text:list-item>
          <text:p text:style-name="P2"><text:span text:style-name="T1">As [data type]:</text:span> The As keyword after the parameter list indicates the return typeof the function. Subs do not have a return type so there isn’t an As clause after the parameter list. </text:p>
        </text:list-item>
      </text:list>
      <text:p text:style-name="Standard"/>
      <text:p text:style-name="Standard">Notice that the ceil function returns a double and not an integer, even though the conversion function rounds off the decimal portion. This is to prevent integer overflow for very large numbers. Even though ceil, and the other run time conversion functions return a double you can implicitly convert them to integers by simply assigning the return to an integer variable or using the Cast function. Be sure to use an integer data type with a large enough range for the result. </text:p>
      <text:p text:style-name="Standard"/>
      <text:p text:style-name="Standard">To use Ceil in your program you would write myDouble = Ceil(aDouble) or myInt = Ceil(aDouble). All declaration statements follow the same pattern as Ceil. </text:p>
      <text:p text:style-name="Standard"/>
      <text:p text:style-name="Standard">DLLs created with Visual Basic 6tm and below are COM objects and not standard DLLs. In order to use VB6 DLLs with FreeBasic you will need to create a COM interface to access the DLL functions. Creating a COM interface is a complicated topic and is beyond the scope of this book. </text:p>
      <text:p text:style-name="Standard"/>
      <text:p text:style-name="Standard">Runtime Conversion Functions </text:p>
      <text:p text:style-name="Standard"/>
      <text:p text:style-name="Standard">Table 5.1 lists some of the more useful conversion routines contained within the run time library along with he syntax and some comments about the function. </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Standard">Function</text:p>
          </table:table-cell>
          <table:table-cell table:style-name="Table1.A1" office:value-type="string">
            <text:p text:style-name="Standard"><text:s/>Syntax </text:p>
          </table:table-cell>
          <table:table-cell table:style-name="Table1.C1" office:value-type="string">
            <text:p text:style-name="Standard">Comment </text:p>
          </table:table-cell>
        </table:table-row>
        <table:table-row>
          <table:table-cell table:style-name="Table1.A2" office:value-type="string">
            <text:p text:style-name="Standard">Ceil </text:p>
          </table:table-cell>
          <table:table-cell table:style-name="Table1.A2" office:value-type="string">
            <text:p text:style-name="Standard">B = Ceil(double-type expression) </text:p>
          </table:table-cell>
          <table:table-cell table:style-name="Table1.C2" office:value-type="string">
            <text:p text:style-name="Standard">Ceil returns the nearest integer greater than expression. </text:p>
          </table:table-cell>
        </table:table-row>
        <table:table-row>
          <table:table-cell table:style-name="Table1.A2" office:value-type="string">
            <text:p text:style-name="Standard">Floor </text:p>
          </table:table-cell>
          <table:table-cell table:style-name="Table1.A2" office:value-type="string">
            <text:p text:style-name="Standard">B = Floor(double-type expression) </text:p>
          </table:table-cell>
          <table:table-cell table:style-name="Table1.C2" office:value-type="string">
            <text:p text:style-name="Standard">Floor returns the nearest integer less than expression. </text:p>
          </table:table-cell>
        </table:table-row>
        <table:table-row>
          <table:table-cell table:style-name="Table1.A2" office:value-type="string">
            <text:p text:style-name="Standard">Modf </text:p>
          </table:table-cell>
          <table:table-cell table:style-name="Table1.A2" office:value-type="string">
            <text:p text:style-name="Standard">B = Modf(double-type expression, double-type pointer) </text:p>
          </table:table-cell>
          <table:table-cell table:style-name="Table1.C2" office:value-type="string">
            <text:p text:style-name="Standard">Modf returns the fractions part of expression and the integer part of expression in the double-type pointer. The integer part of expression is rounded towards zero. </text:p>
          </table:table-cell>
        </table:table-row>
      </table:table>
      <text:p text:style-name="Standard"/>
      <text:p text:style-name="Standard">Table 4.1: Runtime Conversion Functions </text:p>
      <text:p text:style-name="Standard"/>
      <text:p text:style-name="Standard">It would require another book to examine all the functions in the run time library. The run time functions presented in this book were selected because of their usefulness and to supplement FreeBasic’s built-in functions. </text:p>
      <text:p text:style-name="Standard"/>
      <text:p text:style-name="Standard">Modf deserves special mention. A function can only return a single value, the value defined in the As <text:soft-page-break/>clause after the parameter list. This does not mean however that you cannot return more than one value from a function. Any additional values a function returns must be returned through the parameter list. One way to do this is to use the Byref keyword on parameters. Any changes made to a byref parameter changes the actual data. However, you cannot use byref on external libraries, due to differences in calling procedures, so pointers are used instead. There are two ways to pass pointer data to a function; by explicitly declaring a pointer data type which you will see in the chapter on pointers, or by using the Address Of operator which is explained here. </text:p>
      <text:p text:style-name="Standard"/>
      <text:p text:style-name="Standard">The Address Of Operator @ </text:p>
      <text:p text:style-name="Standard"/>
      <text:p text:style-name="Standard">When the compiler creates a variable, it allocates a portion of memory equal to the size of the data type. For an integer it would allocate 4 bytes and for a double it would allocate 8 bytes. Each memory location has an address associated with it so that the CPU can move data into and out of the memory location. When the compiler allocates the memory, the operating system returns an address for the memory location so that the compiler can access that location. When you are working with variables you are actually working with an addressable memory location in the computer. You don't have to worry about the address since the compiler handles all those details for you; you can just use the variable in your program. </text:p>
      <text:p text:style-name="Standard"/>
      <text:p text:style-name="Standard">However, when you need to call a function like Modf that requires a pointer to a variable, then you need to know the address of the variable so you can pass it to the function. Why can't you just use the variable name, since it is an alias for the memory location? The answer is in the declaration of Modf shown in listing 5.3. </text:p>
      <text:p text:style-name="Standard"/>
      <text:p text:style-name="Standard">declare function modf cdecl alias "modf" (byval as double, byval as double ptr) as double </text:p>
      <text:p text:style-name="Standard"/>
      <text:p text:style-name="Standard"/>
      <text:p text:style-name="Standard">Listing 4.2: Modf Declaration </text:p>
      <text:p text:style-name="Standard"/>
      <text:p text:style-name="Standard">Notice that the second parameter is defined as byval and the data type is a pointer(ptr) to a double-type variable. Remember that byval means “make a copy of the contents of the parameter and use it in the function.” If you were to simply use the variable name, you would be passing the contents of the memory location, whatever is in the variable, and not its address. </text:p>
      <text:p text:style-name="Standard"/>
      <text:p text:style-name="Standard">When you use a regular variable in your program, you are working with the actual data in the memory location associated with the variable. That is, a variable = data. If you define myInt as an integer and set it equal to 5, when you print myInt to the screen you will see 5. The pointer data type is unique in that what it contains isn't data, that is a value like 134, rather it contains the address of a memory location. A pointer = memory address. If you were to print a pointer to the screen you would see a number that doesn't make much sense, since what you are looking at isn't the data in the memory location, but the address of the data in memory. </text:p>
      <text:p text:style-name="Standard"/>
      <text:p text:style-name="Standard">When you first create a pointer, it doesn't point to anything. This is called a Null pointer. There are a number of ways to initialize the pointer, but one method is to use the Address Of operator. If you create <text:soft-page-break/>a pointer variable such as myIntPtr you could initialize that pointer with code like myIntPtr = @myInt. The @ is the Address Of operator, and this code snippet sets myIntPtr to the address of myInt. In other words, an initialized pointer variable and the Address Of operator both return the same value, a memory address. </text:p>
      <text:p text:style-name="Standard"/>
      <text:p text:style-name="Standard">We can use this concept in the Modf function. Rather than creating a pointer variable, we can create a double-type variable and then use this variable with the Address Of operator for the return parameter. Remember that you were able to use expressions with the built-in numeric conversion functions. Using the Address Of operator with a variable is an expression which will be evaluated and the result, the variable address, will be passed along to the function. </text:p>
      <text:p text:style-name="Standard"/>
      <text:p text:style-name="Standard">The following short program illustrates this concept. </text:p>
      <text:p text:style-name="Standard"/>
      <text:list xml:id="list707738826" text:style-name="L2">
        <text:list-item>
          <text:p text:style-name="P3"><text:s text:c="5"/>'Need to include the run time library </text:p>
        </text:list-item>
        <text:list-item>
          <text:p text:style-name="P3"><text:s text:c="5"/>#include "crt.bi" </text:p>
        </text:list-item>
        <text:list-item>
          <text:p text:style-name="P3"/>
        </text:list-item>
        <text:list-item>
          <text:p text:style-name="P3"><text:s text:c="5"/>'Set up some variables </text:p>
        </text:list-item>
        <text:list-item>
          <text:p text:style-name="P3"><text:s text:c="5"/>Dim As Double myDouble, FracPart, IntPart </text:p>
        </text:list-item>
        <text:list-item>
          <text:p text:style-name="P3"/>
        </text:list-item>
        <text:list-item>
          <text:p text:style-name="P3"><text:s text:c="5"/>'Set the value we want to convert </text:p>
        </text:list-item>
        <text:list-item>
          <text:p text:style-name="P3"><text:s text:c="5"/>myDouble = 12.56 </text:p>
        </text:list-item>
        <text:list-item>
          <text:p text:style-name="P3"><text:s text:c="5"/>'Call the function. Notice that we are using the address of </text:p>
        </text:list-item>
        <text:list-item>
          <text:p text:style-name="P3">'operator @ on IntPart. </text:p>
        </text:list-item>
        <text:list-item>
          <text:p text:style-name="P3">FracPart = modf(myDouble, @IntPart) </text:p>
        </text:list-item>
        <text:list-item>
          <text:p text:style-name="P3">'Get the result. </text:p>
        </text:list-item>
        <text:list-item>
          <text:p text:style-name="P3">Print "myDouble = ";myDouble </text:p>
        </text:list-item>
        <text:list-item>
          <text:p text:style-name="P3">Print "Fractional part:";FracPart </text:p>
        </text:list-item>
        <text:list-item>
          <text:p text:style-name="P3">Print "Integer part:";IntPart </text:p>
        </text:list-item>
        <text:list-item>
          <text:p text:style-name="P3"/>
        </text:list-item>
        <text:list-item>
          <text:p text:style-name="P3">Sleep </text:p>
        </text:list-item>
        <text:list-item>
          <text:p text:style-name="P3">End </text:p>
        </text:list-item>
      </text:list>
      <text:p text:style-name="Standard"/>
      <text:p text:style-name="Standard"/>
      <text:p text:style-name="Standard">Listing 4.3: addressof.bas </text:p>
      <text:p text:style-name="Standard"/>
      <text:p text:style-name="Standard"><text:tab/>Analysis: In line 1 the crt.bi is included in this program so that all the supported functions will be available to the program. In line 5 all of the working variables are declared. In line 8, the variable to be operated on is set to a decimal value. The Modf function is called in line 11 using the Address Of operator to retrieve the integer portion of the return value. The fractional portion of the return value is loaded into the FracPart variable. Line 13 through 15 print out the values returned from the function. The program is closed in the usual way in lines 17 and 18. </text:p>
      <text:p text:style-name="Standard"/>
      <text:p text:style-name="Standard">In line 5 we dimension the variables we will use: myDouble is the value we want to convert, FracPart is the value returned by the function and IntPart is the return value that will be passed through the second <text:soft-page-break/>parameter, the pointer. Notice in line 11 we are using the Address Of operator in conjunction with our regular double-type variable. </text:p>
      <text:p text:style-name="Standard"/>
      <text:p text:style-name="Standard">Here is the output of the program. </text:p>
      <text:p text:style-name="Standard"/>
      <text:p text:style-name="Standard">myDouble = 12.56 </text:p>
      <text:p text:style-name="Standard"/>
      <text:p text:style-name="Standard"/>
      <text:p text:style-name="Standard">Fractional part: 0.560000000000001 </text:p>
      <text:p text:style-name="Standard"/>
      <text:p text:style-name="Standard"/>
      <text:p text:style-name="Standard">Integer part: 12 </text:p>
      <text:p text:style-name="Standard"/>
      <text:p text:style-name="Standard"/>
      <text:p text:style-name="Standard">Output 4.1: addressof.bas </text:p>
      <text:p text:style-name="Standard"/>
      <text:p text:style-name="Standard">The return value of the function 56 is the fractional part and the integer part 12. is the value returned through the parameter. The series of zeros ending in a 1 after the .56 is the result of the precision conversion you will get with a double value. Remember in the previous sections it was mentioned that double and single data types are prone to rounding errors. Here you see why this is true. </text:p>
      <text:p text:style-name="Standard"/>
      <text:p text:style-name="Standard">Caution When you are dealing with a pointer parameter, you must be sure to pass the correct data type to the parameter. In the case of Modf, it is expecting a double-type pointer which is 8 bytes. If you pass the incorrect pointer type to a function, it may not do anything at all, or it may try to write to 8 bytes of memory. If the function tries to write to more memory than has been allocated you will see the infamous General Protection Fault message and your program will be shut down. Always use the proper pointer type with pointer parameters. General Protection Fault is a Windows term and is equivalent to a Segmentation Fault on Linux. </text:p>
      <text:p text:style-name="Standard"/>
      <text:p text:style-name="Standard">Testing the Runtime Conversion Functions </text:p>
      <text:p text:style-name="Standard"/>
      <text:p text:style-name="Standard">As you did with the other conversion functions, you should test these functions with both positive and negative numbers to see how they behave. </text:p>
      <text:p text:style-name="Standard"/>
      <text:p text:style-name="Standard"><text:s/></text:p>
      <text:p text:style-name="Standard">'Need to include the run time library </text:p>
      <text:p text:style-name="Standard"><text:s/>#include "crt.bi" </text:p>
      <text:p text:style-name="Standard"><text:s/></text:p>
      <text:p text:style-name="Standard">'Set up some variables </text:p>
      <text:p text:style-name="Standard">Dim As Double myDouble = 12.56, <text:s/></text:p>
      <text:p text:style-name="Standard"><text:s/></text:p>
      <text:p text:style-name="Standard">'Show the various conversion functions with </text:p>
      <text:p text:style-name="Standard">'positive and negative numbers. </text:p>
      <text:p text:style-name="Standard"/>
      <text:p text:style-name="Standard"><text:soft-page-break/>Print "Ceil with";myDouble;_</text:p>
      <text:p text:style-name="Standard">"returns ";Ceil(myDouble) </text:p>
      <text:p text:style-name="Standard">Print </text:p>
      <text:p text:style-name="Standard"/>
      <text:p text:style-name="Standard">Print "Floor with";myDouble;_ </text:p>
      <text:p text:style-name="Standard">"returns ";Floor(myDouble) </text:p>
      <text:p text:style-name="Standard">Print </text:p>
      <text:p text:style-name="Standard"/>
      <text:p text:style-name="Standard">'Wait for a key press </text:p>
      <text:p text:style-name="Standard">Sleep </text:p>
      <text:p text:style-name="Standard">End </text:p>
      <text:p text:style-name="Standard"/>
      <text:p text:style-name="Standard">Listing 4.4: crtfunc.bas </text:p>
      <text:p text:style-name="Standard"/>
      <text:p text:style-name="Standard"><text:tab/>Analysis: Since these are C run time functions, the crt.bi is included in line 2. Line 5 shows the declaration of the working variables in the program, once again using the alternate Dim syntax. Lines 9 through 14 print out the return values of the functions with both positive and negative numbers. Lines 17 and 18 close the program. </text:p>
      <text:p text:style-name="Standard"/>
      <text:p text:style-name="Standard"/>
      <text:p text:style-name="Standard">Line 2 in the program includes the crt.bi which is required for using any of the run time functions. In line 5 the two working double-type variables are dimensioned and initialized. As you can see, calling the run time functions is exactly the same as calling any of the FreeBasic built-in functions. Running the program will produce the following <text:s/>output. </text:p>
      <text:p text:style-name="Standard"/>
      <text:p text:style-name="Standard">Ceil with 12.56 returns 13 </text:p>
      <text:p text:style-name="Standard"/>
      <text:p text:style-name="Standard"/>
      <text:p text:style-name="Standard">Ceil with 12.56 </text:p>
      <text:p text:style-name="Standard">returns 12 </text:p>
      <text:p text:style-name="Standard"/>
      <text:p text:style-name="Standard"/>
      <text:p text:style-name="Standard">Floor with 12.56 returns 12 </text:p>
      <text:p text:style-name="Standard"/>
      <text:p text:style-name="Standard"/>
      <text:p text:style-name="Standard">Floor with 12.56 </text:p>
      <text:p text:style-name="Standard">returns 13 </text:p>
      <text:p text:style-name="Standard"/>
      <text:p text:style-name="Standard"/>
      <text:p text:style-name="Standard">Output 4.2: crtfunc.bas </text:p>
      <text:p text:style-name="Standard"/>
      <text:p text:style-name="Standard">As you can see in the output, Ceil returns the nearest integer greater than the value. 13 is greater than 12 and -12 is less negative than -12.56. Floor does just the opposite; it returns the nearest integer less than the value. 12 is less than 12.56 and -13is more negative than -12.56. </text:p>
      <text:p text:style-name="Standard"><text:soft-page-break/>CRT Array Functions</text:p>
      <text:p text:style-name="Standard"/>
      <text:p text:style-name="Standard">There are a few CRT functions that you can use to manipulate arrays. The following table lists the Mem* functions which are defined in string.bi.</text:p>
      <text:p text:style-name="Standard"/>
      <text:p text:style-name="Standard">Function Syntax Comment</text:p>
      <text:p text:style-name="Standard">Memchr Ptr =</text:p>
      <text:p text:style-name="Standard">Memchr(@Array(start),</text:p>
      <text:p text:style-name="Standard">byte_value, Ubound(Array))</text:p>
      <text:p text:style-name="Standard">Returns a pointer to byte_value in byte Array, or Null pointer if byte_value snot found. Memchr only works with byte arrays.</text:p>
      <text:p text:style-name="Standard">Memcpy Ptr =</text:p>
      <text:p text:style-name="Standard">Memcpy(@ArrayTo(start),</text:p>
      <text:p text:style-name="Standard">@ArrayFrom(start),</text:p>
      <text:p text:style-name="Standard">num_bytes)</text:p>
      <text:p text:style-name="Standard">Copies num_bytes from ArrayFrom to ArrayTo and returns a pointer to ArrayTo.</text:p>
      <text:p text:style-name="Standard">Do not use this function if</text:p>
      <text:p text:style-name="Standard">From and To overlap. Use Memmove instead.</text:p>
      <text:p text:style-name="Standard">Movement Ptr =</text:p>
      <text:p text:style-name="Standard">Femme(@ArrayTo(start),</text:p>
      <text:p text:style-name="Standard">@ArrayFrom(start),</text:p>
      <text:p text:style-name="Standard">num_bytes)</text:p>
      <text:p text:style-name="Standard">Works the same as Memcpy but correctly handles overlapping memory</text:p>
      <text:p text:style-name="Standard">segments.</text:p>
      <text:p text:style-name="Standard"/>
      <text:p text:style-name="Standard">Table 12.2: CRT Array Functions</text:p>
      <text:p text:style-name="Standard"/>
      <text:p text:style-name="Standard">The following program illustrates using Memchr to search for a byte within a byte array, and Memcpy to copy one array into another array.</text:p>
      <text:p text:style-name="Standard"/>
      <text:p text:style-name="Standard">1</text:p>
      <text:p text:style-name="Standard">Option Explicit</text:p>
      <text:p text:style-name="Standard">2</text:p>
      <text:p text:style-name="Standard">3</text:p>
      <text:p text:style-name="Standard">#include once "crt.bi"</text:p>
      <text:p text:style-name="Standard"/>
      <text:p text:style-name="Standard"/>
      <text:p text:style-name="Standard">Dim As Ubyte aArray(1 To 5) =&gt; {65, 123, 100, 52, 42}, bArray(1 To 5)</text:p>
      <text:p text:style-name="Standard">Dim bret As Ubyte Ptr</text:p>
      <text:p text:style-name="Standard">Dim As Integer index, i</text:p>
      <text:p text:style-name="Standard"/>
      <text:p text:style-name="Standard"/>
      <text:p text:style-name="Standard">'Look for 100 in byte array</text:p>
      <text:p text:style-name="Standard">Print "Looking for byte 100..."</text:p>
      <text:p text:style-name="Standard"><text:soft-page-break/>Print</text:p>
      <text:p text:style-name="Standard">bret = Memchr(@aArray(1), 100, Ubound(aArray))</text:p>
      <text:p text:style-name="Standard">If bret &lt;&gt; NULL Then</text:p>
      <text:p text:style-name="Standard"/>
      <text:p text:style-name="Standard"/>
      <text:p text:style-name="Standard"><text:s/>index = bret @</text:p>
      <text:p text:style-name="Standard">aArray(Lbound(aArray)) + Lbound(aArray)</text:p>
      <text:p text:style-name="Standard">Print "100 found at index ";index</text:p>
      <text:p text:style-name="Standard">Else</text:p>
      <text:p text:style-name="Standard"/>
      <text:p text:style-name="Standard"/>
      <text:p text:style-name="Standard"><text:s/>Print "100 not found."</text:p>
      <text:p text:style-name="Standard">End If</text:p>
      <text:p text:style-name="Standard">Print</text:p>
      <text:p text:style-name="Standard">'Copy aArray to bArray</text:p>
      <text:p text:style-name="Standard">Print "Copying aArray to bArray..."</text:p>
      <text:p text:style-name="Standard">Print</text:p>
      <text:p text:style-name="Standard">bret = Memcpy(@bArray(1), @aArray(1), Ubound(aArray) * Sizeof(Ubyte))</text:p>
      <text:p text:style-name="Standard">If bret &lt;&gt; NULL Then</text:p>
      <text:p text:style-name="Standard"/>
      <text:p text:style-name="Standard"/>
      <text:p text:style-name="Standard"><text:s/>For i = 1 To 5</text:p>
      <text:p text:style-name="Standard">Print "bArray(";i;" ) = ";bArray(i)</text:p>
      <text:p text:style-name="Standard">Next</text:p>
      <text:p text:style-name="Standard">End If</text:p>
      <text:p text:style-name="Standard"/>
      <text:p text:style-name="Standard"/>
      <text:p text:style-name="Standard">Sleep</text:p>
      <text:p text:style-name="Standard">End</text:p>
      <text:p text:style-name="Standard"/>
      <text:p text:style-name="Standard"/>
      <text:p text:style-name="Standard">Listing 12.10: memfunc.bas</text:p>
      <text:p text:style-name="Standard"/>
      <text:p text:style-name="Standard"><text:tab/>Analysis: Line 3 includes the crt.bi header file so that Memchr and Memcpy will be available to the program. Both functions are located in string.bi, which is included when you include crt.bi. Line 5 creates two ubyte arrays, the first which is initialized with some byte data. Remember that the ubyte data type has a range of 0 to 255. Line 6 declares aubyte pointer which will be the return value fr the Memchr function. Line 7 declares two working variables, index which will be used to calculate the array index of the Memchrsearch, and I which will be used to print the contents of bArray after the Memcpy operation.</text:p>
      <text:p text:style-name="Standard"/>
      <text:p text:style-name="Standard">Line 12 calls the Memchr function. The first parameter is the address of the first element of aArray, which has an index of 1, the value to find, which is 100, and the length of the array. If Memchr finds the byte in the array, it will return a pointer to the value. If it cannot find the byte, bret will be Null. <text:soft-page-break/>Line 13 checks the return value to make sure that bret is not Null; using a Null pointer will cause the program to behave strangely or crash. Line 14 calculates the array index of the found byte. Bret contains the address ofbyte 100 in the array. @aArray(1) returns the address of the first element of the array. <text:s/>Since arrays are sequential memory locations, you can find the array index by subtracting the address of the first array element from bret, and then adding the lowerbound index to the value. This will give you the index of the array element. Line 15 prints the calculated index value to the console.</text:p>
      <text:p text:style-name="Standard"/>
      <text:p text:style-name="Standard">Line 23 copies the values from aArray to bArray. Again, the address of the first element of each array is passed to function, along with the number of bytes to copy. The number of bytes to copy is passed to the function with the code Ubound(aArray) *Sizeof(Ubyte), which uses the number of elements in the array times the size of a ubyte. Lines 24 through 28 then print the values of bArray to screen to verify that the array was in fact copied. The program is closed in the usual way.</text:p>
      <text:p text:style-name="Standard"><text:s/></text:p>
      <text:p text:style-name="Standard">When you run the program you should see the following output.</text:p>
      <text:p text:style-name="Standard"/>
      <text:p text:style-name="Standard">Looking for byte 100...</text:p>
      <text:p text:style-name="Standard"/>
      <text:p text:style-name="Standard"/>
      <text:p text:style-name="Standard">100 found at index 3</text:p>
      <text:p text:style-name="Standard"/>
      <text:p text:style-name="Standard"/>
      <text:p text:style-name="Standard">Copying aArray to bArray...</text:p>
      <text:p text:style-name="Standard"/>
      <text:p text:style-name="Standard"/>
      <text:p text:style-name="Standard">bArray( 1 ) = 65</text:p>
      <text:p text:style-name="Standard"/>
      <text:p text:style-name="Standard"/>
      <text:p text:style-name="Standard">bArray( 2 ) = 123</text:p>
      <text:p text:style-name="Standard"/>
      <text:p text:style-name="Standard"/>
      <text:p text:style-name="Standard">bArray( 3 ) = 100</text:p>
      <text:p text:style-name="Standard"/>
      <text:p text:style-name="Standard"/>
      <text:p text:style-name="Standard">bArray( 4 ) = 52</text:p>
      <text:p text:style-name="Standard"/>
      <text:p text:style-name="Standard"/>
      <text:p text:style-name="Standard">bArray( 5 ) = 255</text:p>
      <text:p text:style-name="Standard"/>
      <text:p text:style-name="Standard"/>
      <text:p text:style-name="Standard">Output 12.5: Output of memfunc.bas</text:p>
      <text:p text:style-name="Standard"/>
      <text:p text:style-name="Standard">As you can see from the output, both operations succeeded. Memcopy is extremely handy when you need to make a copy of an array. The function is much faster than using a For-Next, and there considerably less code to write.</text:p>
      <text:p text:style-name="Standard"><text:soft-page-break/></text:p>
      <text:p text:style-name="Standard">Zstrings </text:p>
      <text:p text:style-name="Standard">Zstrings are Null terminated, C-style strings. The main purpose of a Zstring is to interface with third-party libraries that expect a C-style strings, however they are useful even if you do not plan to pass them to third-party libraries. Zstrings can be defined just like a fixed-length string, Dim myZstring as Zstring * 10, and FreeBasic will handle them just like fixed strings, automatically truncating data to fit the defined size. </text:p>
      <text:p text:style-name="Standard"/>
      <text:p text:style-name="Standard">Unlike fixed strings however, Zstrings can be dynamically managed by declaring a Zstring pointer and using the associated memory functions. When using a dynamically allocated Zstring, you must be careful not to overwrite the size of the string, as this will overwrite parts of memory not contained in the string and may cause the program or even the operating system to crash. </text:p>
      <text:p text:style-name="Standard"/>
      <text:p text:style-name="Standard">When using either type of Zstring, FreeBasic will manage the terminating Null character for you, but the storage size of a Zstring will be 1 less than the defined size since the Null character occupies the last character position. When calculating the size of a Zstring be sure to add 1 to the value to account for the Null terminator. You must also not include the character 0 in any of your data, or the data will be truncated since FreeBasic will see the Null character as the end of the string. </text:p>
      <text:p text:style-name="Standard"/>
      <text:p text:style-name="Standard">The following program shows both uses of the Zstring data type. </text:p>
      <text:p text:style-name="Standard"/>
      <text:p text:style-name="Standard">'Declare a fixed length Zstring </text:p>
      <text:p text:style-name="Standard">Dim myFixedZstring As Zstring * 20 + 1 </text:p>
      <text:p text:style-name="Standard">'Declare a dynamic Zstring </text:p>
      <text:p text:style-name="Standard">Dim myDynaZstring As Zstring Ptr </text:p>
      <text:p text:style-name="Standard">'Load some data into the fixed zstring </text:p>
      <text:p text:style-name="Standard">Print "123456789012345678901" </text:p>
      <text:p text:style-name="Standard">myFixedZstring = "This should fit." </text:p>
      <text:p text:style-name="Standard">Print myFixedZstring </text:p>
      <text:p text:style-name="Standard">myFixedZstring = "This will be truncated." </text:p>
      <text:p text:style-name="Standard">Print myFixedZstring </text:p>
      <text:p text:style-name="Standard">'Create a dynamic zstring </text:p>
      <text:p text:style-name="Standard">Print "123456789012345678901" </text:p>
      <text:p text:style-name="Standard">myDynaZstring = Callocate(20 + 1) </text:p>
      <text:p text:style-name="Standard">*myDynaZstring = "Let's add some data." </text:p>
      <text:p text:style-name="Standard">Print *myDynaZstring </text:p>
      <text:p text:style-name="Standard">'Resize the string: 20 for current data + 5 for new </text:p>
      <text:p text:style-name="Standard">'data + 1 for Null </text:p>
      <text:p text:style-name="Standard">myDynaZstring = Reallocate(myDynaZstring, 20 + 5 + 1) </text:p>
      <text:p text:style-name="Standard">Print "12345678901234567890123456" </text:p>
      <text:p text:style-name="Standard">*myDynaZstring = "Let's add some more data." </text:p>
      <text:p text:style-name="Standard">Print myDynaZstring[0] </text:p>
      <text:p text:style-name="Standard">'Deallocate the memory segment </text:p>
      <text:p text:style-name="Standard">Deallocate myDynaZstring </text:p>
      <text:p text:style-name="Standard"><text:soft-page-break/>Sleep </text:p>
      <text:p text:style-name="Standard">End </text:p>
      <text:p text:style-name="Standard"/>
      <text:p text:style-name="Standard"/>
      <text:p text:style-name="Standard">Listing 9.3: zstring.bas </text:p>
      <text:p text:style-name="Standard"/>
      <text:p text:style-name="Standard"><text:tab/>Analysis: Line 4 declares a fixed length Zstring. Notice that the desired data length is 20 so 1 is added to to allocate space for the terminating Null character. Line 6 declares a pointer to a Zstring that will be managed dynamically. Line 9 prints out a ruler to compare the print statements in line 11 and 13. Line 10 initializes the Zstring with some data that is small enough to fit in the declared size. Line 12 adds some data that is tooling to fit within the Zstring, which will be truncated to fit. </text:p>
      <text:p text:style-name="Standard"/>
      <text:p text:style-name="Standard">Line 16 prints another ruler for comparison with the dynamic Zstring data. Line 17Callocates enough space for a 20-byte string along with the terminating Null character.</text:p>
      <text:p text:style-name="Standard">Since myDynaZstring is defined as a Zstring Ptr, the indirection operator is used to initialize the variable data in line 18. Line 22 resizes the Zstring to hold 5 additional characters plus the terminating Null using the Reallocate function. Another ruler is printed in line 23 to show the new size of the data loaded into the variable in line 24. Line25 uses the pointer index method to print out the contents of the variable. Line 28deallocates the allocated memory. </text:p>
      <text:p text:style-name="Standard"/>
      <text:p text:style-name="Standard">When you run this program you should get the following output. </text:p>
      <text:p text:style-name="Standard"/>
      <text:p text:style-name="Standard">123456789012345678901 </text:p>
      <text:p text:style-name="Standard"/>
      <text:p text:style-name="Standard"/>
      <text:p text:style-name="Standard">This should fit. </text:p>
      <text:p text:style-name="Standard"/>
      <text:p text:style-name="Standard"/>
      <text:p text:style-name="Standard">This will be truncat </text:p>
      <text:p text:style-name="Standard"/>
      <text:p text:style-name="Standard"/>
      <text:p text:style-name="Standard">123456789012345678901 </text:p>
      <text:p text:style-name="Standard"/>
      <text:p text:style-name="Standard"/>
      <text:p text:style-name="Standard">Let's add some data. </text:p>
      <text:p text:style-name="Standard"/>
      <text:p text:style-name="Standard">12345678901234567890123456 </text:p>
      <text:p text:style-name="Standard">Let's add some more data. </text:p>
      <text:p text:style-name="Standard"/>
      <text:p text:style-name="Standard">Output 9.3: Output of zstring.bas </text:p>
      <text:p text:style-name="Standard"/>
      <text:p text:style-name="Standard">As you can see, the fixed length version of the Zstring data type behaves exactly like the fixed string data type and the dynamic version behaves exactly like any other pointer-based memory segment. Since there is no intrinsic method for determining the size of a Zstring allocation, you must be careful <text:soft-page-break/>not to over-run the buffer. The best way to do this is to keep a current allocation size in a separate variable that can be referenced as needed. </text:p>
      <text:p text:style-name="Standard"/>
      <text:p text:style-name="Standard">You will notice in Line 25 of the listing that the pointer index method was used to print the contents of the resized Zstring. What would the output be if you changed the </text:p>
      <text:p text:style-name="Standard"/>
      <text:p text:style-name="Standard">index from 0 to 6? Remember that a pointer index behaves much like an array index, and a Zstring could be viewed as an array of characters. If you were to use 6 as the index, the output would be add some more data. The Print statement would start at character </text:p>
      <text:p text:style-name="Standard">position 6 and print everything up to the terminating Null character. </text:p>
      <text:p text:style-name="Standard"/>
      <text:p text:style-name="Standard">You can directly assign a fixed length Zstring to a dynamic string. For a dynamic Zstring, the pointer must be dereferenced by using * or the pointer index method. Keep in mind that the behavior of the indexing method is the same for assignments as it is for the Print statement. </text:p>
      <text:p text:style-name="Standard">Wstrings </text:p>
      <text:p text:style-name="Standard">Dynamic, fixed and Zstrings all use 1 byte per character. Wstrings, also called wide strings, use 2 bytes per character and is generally used in conjunction with Unicode strings functions. Unicode is, strictly speaking, a character coding scheme designed to associate a number for every character of every language used in the world today, as well as some ancient languages that are of historical interest. In the context of developing an application, Unicode is used to internationalize a program so that the end-user can view the program in their native language. <text:s/>Wstrings can be both fixed length and dynamic and are similar to Zstrings. <text:s/>Wstrings will be discussed in more detail in the chapter on Unicode. </text:p>
      <text:p text:style-name="Standard">CRT Character and String Functions </text:p>
      <text:p text:style-name="Standard"/>
      <text:p text:style-name="Standard">The C Runtime Library has a number of functions to identify different characters and manipulate strings. These functions are useful for managing string data such as identifying numbers or parsing tokens within a string. While all of these actions can be coded using Basic code, using the CRT functions can speed development time, and in some cases operate much faster than equivalent Basic code. </text:p>
      <text:p text:style-name="Standard"/>
      <text:p text:style-name="Standard">Character Functions </text:p>
      <text:p text:style-name="Standard"/>
      <text:p text:style-name="Standard">In the ctype.bi declaration file, located in the inc\crt folder, you will find a number of functions to identify different types of characters. To use these functions in your program you must include the ctype.bi file, #include once "crt/ctype.bi". The </text:p>
      <text:p text:style-name="Standard">following table lists the different character functions. All of these functions take an ascii character code and return a non-zero result if successful or a zero result if not successful. </text:p>
      <text:p text:style-name="Standard"/>
      <text:p text:style-name="Standard">Function Syntax Comment </text:p>
      <text:p text:style-name="Standard">Isalnum B = Isalnum(asc_code) Returns non-zero if the </text:p>
      <text:p text:style-name="Standard">character is an alphanumeric </text:p>
      <text:p text:style-name="Standard">character, zero if </text:p>
      <text:p text:style-name="Standard">not. </text:p>
      <text:p text:style-name="Standard">Isalpha B = Isalpha(asc_code) Returns non-zero if the </text:p>
      <text:p text:style-name="Standard"><text:soft-page-break/>character is an alphabetical character, zero if not. </text:p>
      <text:p text:style-name="Standard">Iscntrl B = Iscntrl(asc_code) Returns non-zero if the </text:p>
      <text:p text:style-name="Standard">character is a control </text:p>
      <text:p text:style-name="Standard">character, such as a Tab, </text:p>
      <text:p text:style-name="Standard">zero if not. </text:p>
      <text:p text:style-name="Standard">Isdigit B = Isdigit(asc_code) Returns non-zero if the </text:p>
      <text:p text:style-name="Standard">character is a numeric digit,</text:p>
      <text:p text:style-name="Standard">0 to 9, zero if not. </text:p>
      <text:p text:style-name="Standard">Isgraph B = Isgraph(asc_code) Returns non-zero if the </text:p>
      <text:p text:style-name="Standard">character has a glyph associated with it, zero if </text:p>
      <text:p text:style-name="Standard">not. This function only identifies the standard glyph characters in the lower ASCII </text:p>
      <text:p text:style-name="Standard">range. </text:p>
      <text:p text:style-name="Standard"/>
      <text:p text:style-name="Standard"/>
      <text:p text:style-name="Standard">Function Syntax Comment </text:p>
      <text:p text:style-name="Standard">Islower B = Islower(asc_code) Returns non-zero if the </text:p>
      <text:p text:style-name="Standard">character is lower-case, zero </text:p>
      <text:p text:style-name="Standard">if not. </text:p>
      <text:p text:style-name="Standard">Isprint B = Isprint(asc_code) Returns non-zero if the </text:p>
      <text:p text:style-name="Standard">character is a printable character, zero if not. This </text:p>
      <text:p text:style-name="Standard">function only identifies the printable characters in the lower ASCII range. </text:p>
      <text:p text:style-name="Standard">Ispunct B = Ispunct(asc_code) Returns non-zero if the </text:p>
      <text:p text:style-name="Standard">character is a punctuation character, zero if not. </text:p>
      <text:p text:style-name="Standard">Isspace B = Isspace(asc_code) Returns non-zero if the </text:p>
      <text:p text:style-name="Standard">character is a white space character, zero if not. </text:p>
      <text:p text:style-name="Standard">White space is defined as a space, form-feed, new-line,</text:p>
      <text:p text:style-name="Standard">carriage return, horizontal and vertical tabs. </text:p>
      <text:p text:style-name="Standard">Isupper B = Isupper(asc_code) Returns non-zero if the </text:p>
      <text:p text:style-name="Standard">character is upper-case,</text:p>
      <text:p text:style-name="Standard">zero if not. </text:p>
      <text:p text:style-name="Standard">Isxdigit B = isxdigit(asc_code) Returns non-zero if the </text:p>
      <text:p text:style-name="Standard">character is a hexidecimal </text:p>
      <text:p text:style-name="Standard">digit, zero if not.</text:p>
      <text:p text:style-name="Standard">Hexadecimal digits include 0through 9, A through F and a through f. </text:p>
      <text:p text:style-name="Standard"/>
      <text:p text:style-name="Standard">Table 9.6: CRT Character Functions </text:p>
      <text:p text:style-name="Standard"/>
      <text:p text:style-name="Standard">The following program illustrates how to use these functions. </text:p>
      <text:p text:style-name="Standard"/>
      <text:p text:style-name="Standard">1 </text:p>
      <text:p text:style-name="Standard">Option Explicit </text:p>
      <text:p text:style-name="Standard">2 </text:p>
      <text:p text:style-name="Standard">3 </text:p>
      <text:p text:style-name="Standard">#include once "crt/ctype.bi" </text:p>
      <text:p text:style-name="Standard"><text:soft-page-break/>4 </text:p>
      <text:p text:style-name="Standard">5 </text:p>
      <text:p text:style-name="Standard">Dim As String myString </text:p>
      <text:p text:style-name="Standard">6 </text:p>
      <text:p text:style-name="Standard">Dim As Integer ret, i, ichar </text:p>
      <text:p text:style-name="Standard">7 </text:p>
      <text:p text:style-name="Standard">8 </text:p>
      <text:p text:style-name="Standard">'Load some characters into the string </text:p>
      <text:p text:style-name="Standard">9 </text:p>
      <text:p text:style-name="Standard">myString = "ABcd01!* " &amp; Chr(128) &amp; Chr(1) </text:p>
      <text:p text:style-name="Standard">10 </text:p>
      <text:p text:style-name="Standard">11 </text:p>
      <text:p text:style-name="Standard">'Print header on console </text:p>
      <text:p text:style-name="Standard">12 </text:p>
      <text:p text:style-name="Standard">Print "Char";Tab(6);"Alnum";Tab(12);"Alpha";Tab(18);"Cntrl";Tab(24); </text:p>
      <text:p text:style-name="Standard"/>
      <text:p text:style-name="Standard"/>
      <text:p text:style-name="Standard"/>
      <text:p text:style-name="Standard">13 </text:p>
      <text:p text:style-name="Standard">Print "Digit";Tab(30);"Graph";Tab(36);"Lower";Tab(42);"Print";Tab(48); </text:p>
      <text:p text:style-name="Standard">14 </text:p>
      <text:p text:style-name="Standard">Print "Punct";Tab(54);"Space";Tab(60);"Upper" </text:p>
      <text:p text:style-name="Standard">15 </text:p>
      <text:p text:style-name="Standard">Print String(79, "") </text:p>
      <text:p text:style-name="Standard">16 </text:p>
      <text:p text:style-name="Standard">17 </text:p>
      <text:p text:style-name="Standard">'Examine each character in string. </text:p>
      <text:p text:style-name="Standard">18 </text:p>
      <text:p text:style-name="Standard">For i = 1 To Len(myString)</text:p>
      <text:p text:style-name="Standard">19 </text:p>
      <text:p text:style-name="Standard">ichar = Asc(Mid(myString, i, 1))</text:p>
      <text:p text:style-name="Standard">20 </text:p>
      <text:p text:style-name="Standard">'Print the character21 </text:p>
      <text:p text:style-name="Standard">Print Chr(ichar);</text:p>
      <text:p text:style-name="Standard">22 </text:p>
      <text:p text:style-name="Standard">Print Tab(6);</text:p>
      <text:p text:style-name="Standard">23 </text:p>
      <text:p text:style-name="Standard">'Check to see what kind of character it is24 </text:p>
      <text:p text:style-name="Standard">ret = isalnum(ichar)</text:p>
      <text:p text:style-name="Standard">25 </text:p>
      <text:p text:style-name="Standard">'If character type then print Y26 </text:p>
      <text:p text:style-name="Standard">If ret &lt;&gt; 0 Then27 </text:p>
      <text:p text:style-name="Standard">Print "Y";</text:p>
      <text:p text:style-name="Standard">28 </text:p>
      <text:p text:style-name="Standard"><text:soft-page-break/>Else29 </text:p>
      <text:p text:style-name="Standard">Print "N";</text:p>
      <text:p text:style-name="Standard">30 </text:p>
      <text:p text:style-name="Standard">End If31 </text:p>
      <text:p text:style-name="Standard">Print Tab(12);</text:p>
      <text:p text:style-name="Standard">32 </text:p>
      <text:p text:style-name="Standard">ret = isalpha(ichar) </text:p>
      <text:p text:style-name="Standard">33 </text:p>
      <text:p text:style-name="Standard">If ret &lt;&gt; 0 Then34 </text:p>
      <text:p text:style-name="Standard">Print "Y";</text:p>
      <text:p text:style-name="Standard">35 </text:p>
      <text:p text:style-name="Standard">Else36 </text:p>
      <text:p text:style-name="Standard">Print "N";</text:p>
      <text:p text:style-name="Standard">37 </text:p>
      <text:p text:style-name="Standard">End If38 </text:p>
      <text:p text:style-name="Standard">Print Tab(18);</text:p>
      <text:p text:style-name="Standard">39 </text:p>
      <text:p text:style-name="Standard">ret = iscntrl(ichar)</text:p>
      <text:p text:style-name="Standard">40 </text:p>
      <text:p text:style-name="Standard">If ret &lt;&gt; 0 Then41 </text:p>
      <text:p text:style-name="Standard">Print "Y";</text:p>
      <text:p text:style-name="Standard">42 </text:p>
      <text:p text:style-name="Standard">Else43 </text:p>
      <text:p text:style-name="Standard">Print "N";</text:p>
      <text:p text:style-name="Standard">44 </text:p>
      <text:p text:style-name="Standard">End If45 </text:p>
      <text:p text:style-name="Standard">Print Tab(24);</text:p>
      <text:p text:style-name="Standard">46 </text:p>
      <text:p text:style-name="Standard">ret = isdigit(ichar)</text:p>
      <text:p text:style-name="Standard">47 </text:p>
      <text:p text:style-name="Standard">If ret &lt;&gt; 0 Then48 </text:p>
      <text:p text:style-name="Standard">Print "Y";</text:p>
      <text:p text:style-name="Standard">49 </text:p>
      <text:p text:style-name="Standard">Else50 </text:p>
      <text:p text:style-name="Standard">Print "N";</text:p>
      <text:p text:style-name="Standard">51 </text:p>
      <text:p text:style-name="Standard">End If52 </text:p>
      <text:p text:style-name="Standard">Print Tab(30);</text:p>
      <text:p text:style-name="Standard">53 </text:p>
      <text:p text:style-name="Standard">ret = isgraph(ichar) </text:p>
      <text:p text:style-name="Standard">54 </text:p>
      <text:p text:style-name="Standard">If ret &lt;&gt; 0 Then55 </text:p>
      <text:p text:style-name="Standard">Print "Y";</text:p>
      <text:p text:style-name="Standard">56 </text:p>
      <text:p text:style-name="Standard"><text:soft-page-break/>Else57 </text:p>
      <text:p text:style-name="Standard">Print "N"; </text:p>
      <text:p text:style-name="Standard"/>
      <text:p text:style-name="Standard"/>
      <text:p text:style-name="Standard"/>
      <text:p text:style-name="Standard">58 </text:p>
      <text:p text:style-name="Standard">End If59 </text:p>
      <text:p text:style-name="Standard">Print Tab(36);</text:p>
      <text:p text:style-name="Standard">60 </text:p>
      <text:p text:style-name="Standard">ret = islower(ichar) </text:p>
      <text:p text:style-name="Standard">61 </text:p>
      <text:p text:style-name="Standard">If ret &lt;&gt; 0 Then62 </text:p>
      <text:p text:style-name="Standard">Print "Y";</text:p>
      <text:p text:style-name="Standard">63 </text:p>
      <text:p text:style-name="Standard">Else64 </text:p>
      <text:p text:style-name="Standard">Print "N";</text:p>
      <text:p text:style-name="Standard">65 </text:p>
      <text:p text:style-name="Standard">End If66 </text:p>
      <text:p text:style-name="Standard">Print Tab(42);</text:p>
      <text:p text:style-name="Standard">67 </text:p>
      <text:p text:style-name="Standard">ret = isprint(ichar) </text:p>
      <text:p text:style-name="Standard">68 </text:p>
      <text:p text:style-name="Standard">If ret &lt;&gt; 0 Then69 </text:p>
      <text:p text:style-name="Standard">Print "Y";</text:p>
      <text:p text:style-name="Standard">70 </text:p>
      <text:p text:style-name="Standard">Else71 </text:p>
      <text:p text:style-name="Standard">Print "N";</text:p>
      <text:p text:style-name="Standard">72 </text:p>
      <text:p text:style-name="Standard">End If73 </text:p>
      <text:p text:style-name="Standard">Print Tab(48);</text:p>
      <text:p text:style-name="Standard">74 </text:p>
      <text:p text:style-name="Standard">ret = ispunct(ichar) </text:p>
      <text:p text:style-name="Standard">75 </text:p>
      <text:p text:style-name="Standard">If ret &lt;&gt; 0 Then76 </text:p>
      <text:p text:style-name="Standard">Print "Y";</text:p>
      <text:p text:style-name="Standard">77 </text:p>
      <text:p text:style-name="Standard">Else78 </text:p>
      <text:p text:style-name="Standard">Print "N";</text:p>
      <text:p text:style-name="Standard">79 </text:p>
      <text:p text:style-name="Standard">End If80 </text:p>
      <text:p text:style-name="Standard">Print Tab(54);</text:p>
      <text:p text:style-name="Standard">81 </text:p>
      <text:p text:style-name="Standard">ret = isspace(ichar) </text:p>
      <text:p text:style-name="Standard">82 </text:p>
      <text:p text:style-name="Standard"><text:soft-page-break/>If ret &lt;&gt; 0 Then83 </text:p>
      <text:p text:style-name="Standard">Print "Y";</text:p>
      <text:p text:style-name="Standard">84 </text:p>
      <text:p text:style-name="Standard">Else85 </text:p>
      <text:p text:style-name="Standard">Print "N";</text:p>
      <text:p text:style-name="Standard">86 </text:p>
      <text:p text:style-name="Standard">End If87 </text:p>
      <text:p text:style-name="Standard">Print Tab(60);</text:p>
      <text:p text:style-name="Standard">88 </text:p>
      <text:p text:style-name="Standard">ret = isupper(ichar)</text:p>
      <text:p text:style-name="Standard">89 </text:p>
      <text:p text:style-name="Standard">If ret &lt;&gt; 0 Then90 </text:p>
      <text:p text:style-name="Standard">Print "Y"</text:p>
      <text:p text:style-name="Standard">91 </text:p>
      <text:p text:style-name="Standard">Else92 </text:p>
      <text:p text:style-name="Standard">Print "N"</text:p>
      <text:p text:style-name="Standard">93 </text:p>
      <text:p text:style-name="Standard">End If </text:p>
      <text:p text:style-name="Standard">94 </text:p>
      <text:p text:style-name="Standard">Next </text:p>
      <text:p text:style-name="Standard">95 </text:p>
      <text:p text:style-name="Standard">96 </text:p>
      <text:p text:style-name="Standard">Sleep </text:p>
      <text:p text:style-name="Standard">97End </text:p>
      <text:p text:style-name="Standard"/>
      <text:p text:style-name="Standard"/>
      <text:p text:style-name="Standard">Listing 9.7: crt_char.bas </text:p>
      <text:p text:style-name="Standard"/>
      <text:p text:style-name="Standard"><text:tab/>Analysis: Line 3 includes the ctype.bi file that is needed to link to these CRTfunctions. Lines 5 and 6 declare the working variables. MyString will contain the characters to identify, ret is the return value from the function, i is used in the For-Next </text:p>
      <text:p text:style-name="Standard"/>
      <text:p text:style-name="Standard"/>
      <text:p text:style-name="P1"/>
      <text:p text:style-name="Standard">loop and ichar contains the fascicle code of the character that is passed as the parameter to the different functions. Line 12 through 15 display a header line that will be used to identify which functions returns a true result. The different column headers refer to the different functions. Alnum is the return column for the Isalnum function, the Alpha column is the return for the Isalpha function and so on. </text:p>
      <text:p text:style-name="Standard"/>
      <text:p text:style-name="Standard">Line 18 and 94 comprise the For-Next block. Line 19 gets the current character from the string and converts it to an ASCII code using the Asc function. The character is then tested with each function. If the function returns a non-zero result, a Y is printed in the appropriate column. If the function returns a zero, an N is printed in the appropriate column. </text:p>
      <text:p text:style-name="Standard"/>
      <text:p text:style-name="Standard">The program is then closed in the usual way. </text:p>
      <text:p text:style-name="Standard"/>
      <text:p text:style-name="Standard">When you run the program you should see the following result. </text:p>
      <text:p text:style-name="Standard"/>
      <text:p text:style-name="Standard">Char Alnum Alpha Cntrl Digit Graph Lower Print Punct Space Upper </text:p>
      <text:p text:style-name="Standard"/>
      <text:p text:style-name="Standard"/>
      <text:p text:style-name="Standard">A Y Y N N Y N Y N N Y </text:p>
      <text:p text:style-name="Standard">B Y Y N N Y N Y N N Y </text:p>
      <text:p text:style-name="Standard">c Y Y N N Y Y Y N N N </text:p>
      <text:p text:style-name="Standard">d Y Y N N Y Y Y N N N </text:p>
      <text:p text:style-name="Standard">0 Y N N Y Y N Y N N N </text:p>
      <text:p text:style-name="Standard">1 Y N N Y Y N Y N N N </text:p>
      <text:p text:style-name="Standard">! N N N N Y N Y Y N N </text:p>
      <text:p text:style-name="Standard"/>
      <text:p text:style-name="Standard"/>
      <text:p text:style-name="Standard">* </text:p>
      <text:p text:style-name="Standard">N N N N Y N Y Y N N </text:p>
      <text:p text:style-name="Standard">N N N N N N Y N Y N </text:p>
      <text:p text:style-name="Standard">N N N N N N Y N Y N </text:p>
      <text:p text:style-name="Standard">Ç N N N N N N N N N N </text:p>
      <text:p text:style-name="Standard">. </text:p>
      <text:p text:style-name="Standard">NNYNNNNNNN </text:p>
      <text:p text:style-name="Standard"/>
      <text:p text:style-name="Standard"/>
      <text:p text:style-name="Standard">Output 9.7: Output of crt_char.bas </text:p>
      <text:p text:style-name="Standard"/>
      <text:p text:style-name="Standard">As you can see, these functions work with the lower ASCII characters, which are the characters you would normally find in text files. Using these functions can make your job a lot easier when you are trying to identify characters from a file or from user input. </text:p>
      <text:p text:style-name="Standard"/>
      <text:p text:style-name="Standard">Strtok Function </text:p>
      <text:p text:style-name="Standard"/>
      <text:p text:style-name="Standard"><text:soft-page-break/>The Strtok function will return tokens separated by a delimiter set. Strtok is quite fast and since it will look for a set of delimiters, it is much easier to use Strtok than Instr </text:p>
      <text:p text:style-name="Standard">within a loop. Strtok is contained in the string.bi declaration file located in the inc\crt folder of your FreeBasic installation. Strtok is declared as: </text:p>
      <text:p text:style-name="Standard"/>
      <text:p text:style-name="Standard">declare function strtok cdecl alias "strtok" (byval as zstring ptr, _ </text:p>
      <text:p text:style-name="Standard">byval as zstring ptr) as zstring ptr </text:p>
      <text:p text:style-name="Standard"/>
      <text:p text:style-name="Standard"/>
      <text:p text:style-name="Standard"/>
      <text:p text:style-name="Standard">The first parameter is the string to parse and the second parameter is the delimiter set. Strtok returns a pointer to the first token in the string. Even though the parameters are defined as Zstring pointers, you can use dynamic strings since the compiler will automatically dereference a dynamic string if it is passed to a Zstring pointer. This makes working with this function quite easy. You will need to define a Zstring pointer as the return value though. </text:p>
      <text:p text:style-name="Standard"/>
      <text:p text:style-name="Standard">The following program uses Strtok to parse a string into tokens. </text:p>
      <text:p text:style-name="Standard">1 </text:p>
      <text:p text:style-name="Standard">Option Explicit </text:p>
      <text:p text:style-name="Standard">2 </text:p>
      <text:p text:style-name="Standard">3 </text:p>
      <text:p text:style-name="Standard">#include once "crt.bi" </text:p>
      <text:p text:style-name="Standard">4 </text:p>
      <text:p text:style-name="Standard">5 </text:p>
      <text:p text:style-name="Standard">Dim As String tstr, tmpstr, delim </text:p>
      <text:p text:style-name="Standard">6 </text:p>
      <text:p text:style-name="Standard">Dim zret As Zstring Ptr </text:p>
      <text:p text:style-name="Standard">7 </text:p>
      <text:p text:style-name="Standard">8 </text:p>
      <text:p text:style-name="Standard">9 </text:p>
      <text:p text:style-name="Standard">'Create delimiters </text:p>
      <text:p text:style-name="Standard">10 </text:p>
      <text:p text:style-name="Standard">delim = " ,!" </text:p>
      <text:p text:style-name="Standard">11 </text:p>
      <text:p text:style-name="Standard">'Create parse string </text:p>
      <text:p text:style-name="Standard">12 </text:p>
      <text:p text:style-name="Standard">tstr = "HelloWorld, </text:p>
      <text:p text:style-name="Standard">From Freebasic!" </text:p>
      <text:p text:style-name="Standard">13 </text:p>
      <text:p text:style-name="Standard">'Create a working copy of string </text:p>
      <text:p text:style-name="Standard">14 </text:p>
      <text:p text:style-name="Standard">'strtok will alter original string </text:p>
      <text:p text:style-name="Standard">15 </text:p>
      <text:p text:style-name="Standard">tmpstr = tstr </text:p>
      <text:p text:style-name="Standard"><text:soft-page-break/>16 </text:p>
      <text:p text:style-name="Standard">'First call with string and delimiters </text:p>
      <text:p text:style-name="Standard">17 </text:p>
      <text:p text:style-name="Standard">zret = strtok(tmpstr, delim) </text:p>
      <text:p text:style-name="Standard">18 </text:p>
      <text:p text:style-name="Standard">'Check for a NULL pointer </text:p>
      <text:p text:style-name="Standard">19 </text:p>
      <text:p text:style-name="Standard">If zret &lt;&gt; NULL Then20 </text:p>
      <text:p text:style-name="Standard">Print zret[0]</text:p>
      <text:p text:style-name="Standard">21 </text:p>
      <text:p text:style-name="Standard">'Parse rest of string22 </text:p>
      <text:p text:style-name="Standard">Do </text:p>
      <text:p text:style-name="Standard">23 </text:p>
      <text:p text:style-name="Standard">'Call with NULL to work on same string24 </text:p>
      <text:p text:style-name="Standard">zret = strtok(NULL, delim)</text:p>
      <text:p text:style-name="Standard">25 </text:p>
      <text:p text:style-name="Standard">If zret &lt;&gt; NULL Then26 </text:p>
      <text:p text:style-name="Standard">Print zret[0]</text:p>
      <text:p text:style-name="Standard">27 </text:p>
      <text:p text:style-name="Standard">End If28 </text:p>
      <text:p text:style-name="Standard">Loop Until zret = NULL </text:p>
      <text:p text:style-name="Standard">29 </text:p>
      <text:p text:style-name="Standard">End If </text:p>
      <text:p text:style-name="Standard">30 </text:p>
      <text:p text:style-name="Standard">Sleep </text:p>
      <text:p text:style-name="Standard">31 </text:p>
      <text:p text:style-name="Standard">End </text:p>
      <text:p text:style-name="Standard"/>
      <text:p text:style-name="Standard"/>
      <text:p text:style-name="Standard">Listing 9.8: strtok.bas </text:p>
      <text:p text:style-name="Standard"/>
      <text:p text:style-name="Standard"><text:tab/>Analysis: Line 3 includes the crt library declarations so that Strtok is available to the program. Lines 5 and 6 define the working variables. Tstr is the original parse string,</text:p>
      <text:p text:style-name="Standard">tmpstr is a copy of the original string and delim is the set of delimiters. Zret is defined as </text:p>
      <text:p text:style-name="Standard"/>
      <text:p text:style-name="Standard"/>
      <text:p text:style-name="Standard">a Zstring pointer and will be the return value from the function. Line 10 sets the delimiter set. and line 12 sets the parse string. In line 15 a copy is made of the original string, since Strtok will alter the string as it is parsed. If you need to save the original string value, use a temporary string with the function rather than the original string. Line 17 calls Strtok with the parse string and the delimiter set. This initial call sets up the function to parse the string. Subsequent calls to Strtok will use a Null in place of the parse string to indicate that you want to parse the original string and not a new string. </text:p>
      <text:p text:style-name="Standard"/>
      <text:p text:style-name="Standard">Line 19 checks for a Null pointer. Strtok will return a Null when it cannot extract any tokens from the <text:soft-page-break/>parse string. You should always check for a NULL pointer before using the pointer reference. Line 20 prints the value of the token using the pointer index method. This will print everything from index 0 up to the terminating Null character.</text:p>
      <text:p text:style-name="Standard">Remember that Zstring are C-type strings, an array of characters that terminate with character zero, a Null. </text:p>
      <text:p text:style-name="Standard"/>
      <text:p text:style-name="Standard">Line 22 through 28 call Strtok with a Null for the parse string to extract each token from the string. The loop terminates when a Null is returned from Strtok. Once again, inline 25, the pointer is checked to make sure it isn't a Null pointer before the value is printed to the console window. </text:p>
      <text:p text:style-name="Standard"/>
      <text:p text:style-name="Standard">After all the tokens have been processed, zret will be Null, the loop will exit and the program will close in the usual manner. </text:p>
      <text:p text:style-name="Standard"/>
      <text:p text:style-name="Standard">When you run the program you should the following output. </text:p>
      <text:p text:style-name="Standard"/>
      <text:p text:style-name="Standard">Hello </text:p>
      <text:p text:style-name="Standard"/>
      <text:p text:style-name="Standard"/>
      <text:p text:style-name="Standard">World </text:p>
      <text:p text:style-name="Standard"/>
      <text:p text:style-name="Standard"/>
      <text:p text:style-name="Standard">From </text:p>
      <text:p text:style-name="Standard"/>
      <text:p text:style-name="Standard"/>
      <text:p text:style-name="Standard">Freebasic </text:p>
      <text:p text:style-name="Standard"/>
      <text:p text:style-name="Standard"/>
      <text:p text:style-name="Standard">Output 9.8: Output of strtok.bas </text:p>
      <text:p text:style-name="Standard"/>
      <text:p text:style-name="Standard">The output shows the individual tokens in the string. Not only is Strtok easy to use,</text:p>
      <text:p text:style-name="Standard">but because you can pass a set of delimiters the amount of code you have to write to parse a string that has several delimiters is considerably less than if you wrote the parse function in FreeBasic. Less code means less chance of things going wrong, which result sin a more robust, stable program. </text:p>
      <text:p text:style-name="Standard"/>
      <text:p text:style-name="Standard">The C Runtime Library Math Constants and Functions </text:p>
      <text:p text:style-name="Standard"/>
      <text:p text:style-name="Standard">The C Runtime Library (CRT) has a number of math constants and functions thatyou can use in your programs. To use these functions you would add the line #Include </text:p>
      <text:p text:style-name="Standard">Once “crt.bi” to your program. The following table lists the math constants available in </text:p>
      <text:p text:style-name="Standard"/>
      <text:p text:style-name="Standard">math.bi. </text:p>
      <text:p text:style-name="Standard"/>
      <text:p text:style-name="Standard">CRT Math Constants </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Standard">Constants </text:p>
          </table:table-cell>
          <table:table-cell table:style-name="Table2.A1" office:value-type="string">
            <text:p text:style-name="Standard">Value </text:p>
          </table:table-cell>
          <table:table-cell table:style-name="Table2.C1" office:value-type="string">
            <text:p text:style-name="Standard">Comment </text:p>
          </table:table-cell>
        </table:table-row>
        <table:table-row>
          <table:table-cell table:style-name="Table2.A2" office:value-type="string">
            <text:p text:style-name="Standard"/>
          </table:table-cell>
          <table:table-cell table:style-name="Table2.A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M_E </text:p>
          </table:table-cell>
          <table:table-cell table:style-name="Table2.A2" office:value-type="string">
            <text:p text:style-name="Standard">2.71828182845904</text:p>
          </table:table-cell>
          <table:table-cell table:style-name="Table2.C2" office:value-type="string">
            <text:p text:style-name="Standard">The base of natural logarithms. </text:p>
          </table:table-cell>
        </table:table-row>
        <table:table-row>
          <table:table-cell table:style-name="Table2.A2" office:value-type="string">
            <text:p text:style-name="Standard">M_LOG2E </text:p>
          </table:table-cell>
          <table:table-cell table:style-name="Table2.A2" office:value-type="string">
            <text:p text:style-name="Standard">1.44269504088896</text:p>
          </table:table-cell>
          <table:table-cell table:style-name="Table2.C2" office:value-type="string">
            <text:p text:style-name="Standard">The logarithm to base 2 of M_E. </text:p>
          </table:table-cell>
        </table:table-row>
        <table:table-row>
          <table:table-cell table:style-name="Table2.A2" office:value-type="string">
            <text:p text:style-name="Standard">M_LOG10E </text:p>
          </table:table-cell>
          <table:table-cell table:style-name="Table2.A2" office:value-type="string">
            <text:p text:style-name="Standard">0.434294481903252</text:p>
          </table:table-cell>
          <table:table-cell table:style-name="Table2.C2" office:value-type="string">
            <text:p text:style-name="Standard">The logarithm to base 10 of M_E. </text:p>
          </table:table-cell>
        </table:table-row>
        <table:table-row>
          <table:table-cell table:style-name="Table2.A2" office:value-type="string">
            <text:p text:style-name="Standard">M_LN2 </text:p>
          </table:table-cell>
          <table:table-cell table:style-name="Table2.A2" office:value-type="string">
            <text:p text:style-name="Standard">0.693147180559945</text:p>
          </table:table-cell>
          <table:table-cell table:style-name="Table2.C2" office:value-type="string">
            <text:p text:style-name="Standard">The natural logarithm of 2. </text:p>
          </table:table-cell>
        </table:table-row>
        <table:table-row>
          <table:table-cell table:style-name="Table2.A2" office:value-type="string">
            <text:p text:style-name="Standard">M_LN10 </text:p>
          </table:table-cell>
          <table:table-cell table:style-name="Table2.A2" office:value-type="string">
            <text:p text:style-name="Standard">2.30258509299405</text:p>
          </table:table-cell>
          <table:table-cell table:style-name="Table2.C2" office:value-type="string">
            <text:p text:style-name="Standard">The natural logarithm of 10. </text:p>
          </table:table-cell>
        </table:table-row>
        <table:table-row>
          <table:table-cell table:style-name="Table2.A2" office:value-type="string">
            <text:p text:style-name="Standard">M_PI </text:p>
          </table:table-cell>
          <table:table-cell table:style-name="Table2.A2" office:value-type="string">
            <text:p text:style-name="Standard">3.14159265358979</text:p>
          </table:table-cell>
          <table:table-cell table:style-name="Table2.C2" office:value-type="string">
            <text:p text:style-name="Standard">Pi, which is the ratio of a circle's circumference to its diameter.</text:p>
          </table:table-cell>
        </table:table-row>
        <table:table-row>
          <table:table-cell table:style-name="Table2.A2" office:value-type="string">
            <text:p text:style-name="Standard">M_PI_2 </text:p>
          </table:table-cell>
          <table:table-cell table:style-name="Table2.A2" office:value-type="string">
            <text:p text:style-name="Standard">1.5707963267949</text:p>
          </table:table-cell>
          <table:table-cell table:style-name="Table2.C2" office:value-type="string">
            <text:p text:style-name="Standard">Pi divided by two. </text:p>
          </table:table-cell>
        </table:table-row>
        <table:table-row>
          <table:table-cell table:style-name="Table2.A2" office:value-type="string">
            <text:p text:style-name="Standard">M_PI_4 </text:p>
          </table:table-cell>
          <table:table-cell table:style-name="Table2.A2" office:value-type="string">
            <text:p text:style-name="Standard">0.785398163397448</text:p>
          </table:table-cell>
          <table:table-cell table:style-name="Table2.C2" office:value-type="string">
            <text:p text:style-name="Standard">Pi divided by four. </text:p>
          </table:table-cell>
        </table:table-row>
        <table:table-row>
          <table:table-cell table:style-name="Table2.A2" office:value-type="string">
            <text:p text:style-name="Standard">M_1_PI </text:p>
          </table:table-cell>
          <table:table-cell table:style-name="Table2.A2" office:value-type="string">
            <text:p text:style-name="Standard">0.318309886183791</text:p>
          </table:table-cell>
          <table:table-cell table:style-name="Table2.C2" office:value-type="string">
            <text:p text:style-name="Standard">The reciprocal of pi, that is 1/pi. </text:p>
          </table:table-cell>
        </table:table-row>
        <table:table-row>
          <table:table-cell table:style-name="Table2.A2" office:value-type="string">
            <text:p text:style-name="Standard">M_2_PI </text:p>
          </table:table-cell>
          <table:table-cell table:style-name="Table2.A2" office:value-type="string">
            <text:p text:style-name="Standard">0.636619772367581</text:p>
          </table:table-cell>
          <table:table-cell table:style-name="Table2.C2" office:value-type="string">
            <text:p text:style-name="Standard">Two times the reciprocal of pi. </text:p>
          </table:table-cell>
        </table:table-row>
        <table:table-row>
          <table:table-cell table:style-name="Table2.A2" office:value-type="string">
            <text:p text:style-name="Standard">M_2_SQRTPI </text:p>
          </table:table-cell>
          <table:table-cell table:style-name="Table2.A2" office:value-type="string">
            <text:p text:style-name="Standard">1.12837916709551</text:p>
          </table:table-cell>
          <table:table-cell table:style-name="Table2.C2" office:value-type="string">
            <text:p text:style-name="Standard">Two times the reciprocal of the square root of pi. </text:p>
          </table:table-cell>
        </table:table-row>
        <table:table-row>
          <table:table-cell table:style-name="Table2.A2" office:value-type="string">
            <text:p text:style-name="Standard">M_SQRT2 </text:p>
          </table:table-cell>
          <table:table-cell table:style-name="Table2.A2" office:value-type="string">
            <text:p text:style-name="Standard">1.4142135623731</text:p>
          </table:table-cell>
          <table:table-cell table:style-name="Table2.C2" office:value-type="string">
            <text:p text:style-name="Standard">The square root of two. </text:p>
          </table:table-cell>
        </table:table-row>
        <table:table-row>
          <table:table-cell table:style-name="Table2.A2" office:value-type="string">
            <text:p text:style-name="Standard">M_SQRT1_2 </text:p>
          </table:table-cell>
          <table:table-cell table:style-name="Table2.A2" office:value-type="string">
            <text:p text:style-name="Standard">0.707106781186547</text:p>
          </table:table-cell>
          <table:table-cell table:style-name="Table2.C2" office:value-type="string">
            <text:p text:style-name="Standard">The reciprocal of the square root of two which is also the square root of 1/2.</text:p>
          </table:table-cell>
        </table:table-row>
      </table:table>
      <text:p text:style-name="Standard">Table <text:sequence text:ref-name="refTable0" text:name="Table" text:formula="ooow:Table+1" style:num-format="1">1</text:sequence>: </text:p>
      <text:p text:style-name="Standard"/>
      <text:p text:style-name="Standard">In the example programs the value of PI was calculated. However, as you can see,</text:p>
      <text:p text:style-name="Standard">the value of PI is available in the CRT, so it is much more efficient to use the defined </text:p>
      <text:p text:style-name="Standard">value M_PI in your programs, rather than making the compiler perform a calculation forthe value. The same reasoning applies to the base 10 logarithm calculation that was usedin log.bas. Instead of calculating the base 10 log you can use the constant value M_LN10. </text:p>
      <text:p text:style-name="Standard"/>
      <text:p text:style-name="Standard">The various versions of the PI constants are commonly used values in calculations as are the versions of the square root of 2. The square root of 2, like PI, is an irrational number and is the length of the hypotenuse of a right triangle with sides that have a unit length of 1. The square root of 2 is related to PI with the formula sqrt(2)=2sin(PI/4). The following program displays both the calculated value of the square root of 2 and the CRT value for comparison. </text:p>
      <text:p text:style-name="Standard"/>
      <text:p text:style-name="Standard"/>
      <text:p text:style-name="Standard"><text:s/>Option Explicit </text:p>
      <text:p text:style-name="Standard"><text:s/></text:p>
      <text:p text:style-name="Standard"><text:s/>#Include Once "crt.bi" </text:p>
      <text:p text:style-name="Standard"><text:s/></text:p>
      <text:p text:style-name="Standard"><text:s/>Dim As Double sqr2 </text:p>
      <text:p text:style-name="Standard"><text:s/></text:p>
      <text:p text:style-name="Standard"><text:soft-page-break/><text:s/>sqr2 = 2 * Sin(M_PI/4) </text:p>
      <text:p text:style-name="Standard"><text:s/></text:p>
      <text:p text:style-name="Standard"><text:s/>Print "Calculated Square root of 2:";sqr2 </text:p>
      <text:p text:style-name="Standard"><text:s/>Print "CRT value:"; M_SQRT2 </text:p>
      <text:p text:style-name="Standard"><text:s/></text:p>
      <text:p text:style-name="Standard"><text:s/>Sleep </text:p>
      <text:p text:style-name="Standard"/>
      <text:p text:style-name="Standard"><text:s/>End </text:p>
      <text:p text:style-name="Standard"/>
      <text:p text:style-name="Standard"/>
      <text:p text:style-name="Standard">Listing 7.3: sr2.bas </text:p>
      <text:p text:style-name="Standard"/>
      <text:p text:style-name="Standard"><text:tab/>Analysis: Line 3 includes the CRT declaration file, crt.bi, which will enable the </text:p>
      <text:p text:style-name="Standard">program to use the math constants and functions. The #Include Once directive ensures </text:p>
      <text:p text:style-name="Standard">that the file is only included once in the program, even if other modules also include the file. Line 5 declares the working variable which will hold the result of the calculation in Line 7. Line 9 and 10 displays the calculated value as well as the CRT defined value for comparison. The program is closed in the usual way. </text:p>
      <text:p text:style-name="Standard"/>
      <text:p text:style-name="Standard">When you run the program you should see the following output. </text:p>
      <text:p text:style-name="Standard"/>
      <text:p text:style-name="Standard">Calculated Square root of 2: 1.41421356237309 </text:p>
      <text:p text:style-name="Standard"/>
      <text:p text:style-name="Standard"/>
      <text:p text:style-name="Standard">CRT value: 1.4142135623731 </text:p>
      <text:p text:style-name="Standard"/>
      <text:p text:style-name="Standard"/>
      <text:p text:style-name="Standard">Output 7.3: Output of sr2.bas </text:p>
      <text:p text:style-name="Standard"/>
      <text:p text:style-name="Standard">As you can see from the output, the calculated value has a slightly higher precision than the constant value, but the difference is too small to really matter in most cases. To save the compiler a calculation, and thereby speeding up your program, use the defined value in the CRT. </text:p>
      <text:p text:style-name="Standard"/>
      <text:p text:style-name="Standard">Selected CRT Math Functions </text:p>
      <text:p text:style-name="Standard"/>
      <text:p text:style-name="Standard">There are a number of math functions declared in the CRT. Table 8.3 list three of </text:p>
      <text:p text:style-name="Standard">the functions. </text:p>
      <text:p text:style-name="Standard"/>
      <table:table table:name="Table3" table:style-name="Table3">
        <table:table-column table:style-name="Table3.A" table:number-columns-repeated="3"/>
        <text:soft-page-break/>
        <table:table-row>
          <table:table-cell table:style-name="Table3.A1" office:value-type="string">
            <text:p text:style-name="Standard">Function</text:p>
          </table:table-cell>
          <table:table-cell table:style-name="Table3.A1" office:value-type="string">
            <text:p text:style-name="Standard"><text:s/>Syntax </text:p>
          </table:table-cell>
          <table:table-cell table:style-name="Table3.C1" office:value-type="string">
            <text:p text:style-name="Standard">Comment </text:p>
          </table:table-cell>
        </table:table-row>
        <table:table-row>
          <table:table-cell table:style-name="Table3.A2" office:value-type="string">
            <text:p text:style-name="Standard">Hypot </text:p>
          </table:table-cell>
          <table:table-cell table:style-name="Table3.A2" office:value-type="string">
            <text:p text:style-name="Standard">B = Hypot(x as double, y as double) </text:p>
          </table:table-cell>
          <table:table-cell table:style-name="Table3.C2" office:value-type="string">
            <text:p text:style-name="Standard">Hypot returns the hypotenuse of sides x and y. </text:p>
          </table:table-cell>
        </table:table-row>
        <table:table-row>
          <table:table-cell table:style-name="Table3.A2" office:value-type="string">
            <text:p text:style-name="Standard">Log10 </text:p>
          </table:table-cell>
          <table:table-cell table:style-name="Table3.A2" office:value-type="string">
            <text:p text:style-name="Standard">B = Log10(x as double)</text:p>
          </table:table-cell>
          <table:table-cell table:style-name="Table3.C2" office:value-type="string">
            <text:p text:style-name="Standard"><text:s/>Log10 returns the base 10log of x. </text:p>
          </table:table-cell>
        </table:table-row>
        <table:table-row>
          <table:table-cell table:style-name="Table3.A2" office:value-type="string">
            <text:p text:style-name="Standard">Pow</text:p>
          </table:table-cell>
          <table:table-cell table:style-name="Table3.A2" office:value-type="string">
            <text:p text:style-name="Standard"><text:s/>B = Pow(base as double, power as double) </text:p>
          </table:table-cell>
          <table:table-cell table:style-name="Table3.C2" office:value-type="string">
            <text:p text:style-name="Standard">Pow returns base raised to power. </text:p>
          </table:table-cell>
        </table:table-row>
        <table:table-row>
          <table:table-cell table:style-name="Table3.A2" office:value-type="string">
            <text:p text:style-name="Standard"/>
          </table:table-cell>
          <table:table-cell table:style-name="Table3.A2" office:value-type="string">
            <text:p text:style-name="Standard"/>
          </table:table-cell>
          <table:table-cell table:style-name="Table3.C2" office:value-type="string">
            <text:p text:style-name="Standard"/>
          </table:table-cell>
        </table:table-row>
      </table:table>
      <text:p text:style-name="Standard">Table <text:sequence text:ref-name="refTable1" text:name="Table" text:formula="ooow:Table+1" style:num-format="1">2</text:sequence>: </text:p>
      <text:p text:style-name="Standard"/>
      <text:p text:style-name="Standard">Table 7.3: Selected CRT Math Functions </text:p>
      <text:p text:style-name="Standard"/>
      <text:p text:style-name="Standard">The log program in Listing 8.2 can be modified to use the CRT functions. </text:p>
      <text:p text:style-name="Standard"/>
      <text:p text:style-name="Standard">Option Explicit </text:p>
      <text:p text:style-name="Standard">#Include Once "crt.bi" </text:p>
      <text:p text:style-name="Standard">Dim As Double l1, l2, lt, al </text:p>
      <text:p text:style-name="Standard">'Calculate the log of 2.5 for base 10 </text:p>
      <text:p text:style-name="Standard">l1 = Log10(2.5) </text:p>
      <text:p text:style-name="Standard">'Calculate the log of 5.6 for base 10 </text:p>
      <text:p text:style-name="Standard">l2 = Log10(5.6) </text:p>
      <text:p text:style-name="Standard">'Add the logarithms </text:p>
      <text:p text:style-name="Standard">lt = l1 + l2 </text:p>
      <text:p text:style-name="Standard">'Get the antilog, which is our base (10) </text:p>
      <text:p text:style-name="Standard">'raised to the sum of the log values </text:p>
      <text:p text:style-name="Standard">al = Pow(10, lt) </text:p>
      <text:p text:style-name="Standard">'Print results </text:p>
      <text:p text:style-name="Standard">Print "2.5 * 5.6 = ";2.5 * 5.6 </text:p>
      <text:p text:style-name="Standard">Print "Log method = ";al </text:p>
      <text:p text:style-name="Standard">Sleep </text:p>
      <text:p text:style-name="Standard">End </text:p>
      <text:p text:style-name="Standard"/>
      <text:p text:style-name="Standard"/>
      <text:p text:style-name="Standard">Listing 7.4: log2.bas </text:p>
      <text:p text:style-name="Standard"/>
      <text:p text:style-name="Standard"><text:tab/>Analysis: Line 3 includes the crt.bi declaration file so that the runtime functions will </text:p>
      <text:p text:style-name="Standard">be available to the program. Line 5 declares the working variables as in the previous program. In lines 8 and 10, the previous calculation has been replaced with the CRT function log10. Line 13 adds the logarithms, which is the same as multiplying the two numbers, and saves the result in the variable lt. In line 17 the Pow function is used rather </text:p>
      <text:p text:style-name="Standard">than the exponentiation operator to calculate the antilog. Lines 20 and 21 print out the results for comparison. The program is closed in the usual way. </text:p>
      <text:p text:style-name="Standard"><text:soft-page-break/></text:p>
      <text:p text:style-name="Standard">When you run the program you will see that the output is the same as in the previous version. </text:p>
      <text:p text:style-name="Standard"/>
      <text:p text:style-name="Standard">2.5 * 5.6 = 14 </text:p>
      <text:p text:style-name="Standard">Log method = 14 </text:p>
      <text:p text:style-name="Standard"/>
      <text:p text:style-name="Standard"/>
      <text:p text:style-name="Standard">Output 7.4: Output of log2.bas </text:p>
      <text:p text:style-name="Standard"/>
      <text:p text:style-name="Standard">Using the CRT functions can make your program a bit more simple, and a bit less error prone. Since FreeBasic uses the Microsoft runtime library the functions are stable and reliable, and many include optimizations that make the functions perform better than you could achieve by hand coding. </text:p>
      <text:p text:style-name="Standard"/>
      <text:p text:style-name="Standard">A Look Ahead </text:p>
      <text:p text:style-name="Standard"/>
      <text:p text:style-name="Standard">Normally when you use numbers in your program, you are going to do some sort of calculation with them. In the next chapter you will see FreeBasic's arithmetic operators, learn about operator precedence and explore the bits that make up a number. </text:p>
      <text:p text:style-name="Standard"/>
      <text:p text:style-name="Standard"/>
      <text:p text:style-name="Standard">Exercises </text:p>
      <text:p text:style-name="Standard"/>
      <text:p text:style-name="Standard">1) What is the extension of files that normally contain function declarations for libraries? </text:p>
      <text:p text:style-name="Standard">2) What is the difference between the Ceil() and Floor() functions in the C run time library? </text:p>
      <text:p text:style-name="Standard">3) What compiler directive is used to add additional files before compilation? </text:p>
      <text:p text:style-name="Standard">4) What is a common cause of a Segmentation Fault or General Protection Fault? </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1</text:page-number></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hapter 4 Introduction to the C Runtime Library </dc:title>
    <dc:date>2020-08-18T00:11:32.918000000</dc:date>
    <meta:editing-duration>PT43M44S</meta:editing-duration>
    <meta:editing-cycles>14</meta:editing-cycles>
    <meta:generator>LibreOffice/6.4.5.2$Windows_X86_64 LibreOffice_project/a726b36747cf2001e06b58ad5db1aa3a9a1872d6</meta:generator>
    <meta:document-statistic meta:table-count="3" meta:image-count="0" meta:object-count="0" meta:page-count="27" meta:paragraph-count="681" meta:word-count="7648" meta:character-count="43937" meta:non-whitespace-character-count="36375"/>
    <meta:template xlink:type="simple" xlink:actuate="onRequest" xlink:title="" xlink:href="../fbeginnerm.odm" meta:date="2020-01-21T22:06:49.613000000"/>
  </office:meta>
</office:document-meta>
</file>